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paragraph-properties style:line-height-at-least="0.198in"/>
      <style:text-properties fo:color="#6a9955" style:font-name="Droid Sans Mono" fo:font-size="10.5pt" fo:font-weight="normal" fo:background-color="#1e1e1e"/>
    </style:style>
    <style:style style:name="P5" style:family="paragraph" style:parent-style-name="Standard">
      <style:paragraph-properties style:line-height-at-least="0.198in"/>
      <style:text-properties fo:color="#c586c0" style:font-name="Droid Sans Mono" fo:font-size="10.5pt" fo:font-weight="normal" fo:background-color="#1e1e1e"/>
    </style:style>
    <style:style style:name="P6" style:family="paragraph" style:parent-style-name="Standard">
      <style:paragraph-properties style:line-height-at-least="0.198in"/>
      <style:text-properties fo:color="#c586c0" style:font-name="Droid Sans Mono" fo:font-size="10.5pt" fo:font-weight="normal" officeooo:rsid="001f08cd" fo:background-color="#1e1e1e"/>
    </style:style>
    <style:style style:name="P7" style:family="paragraph" style:parent-style-name="Standard">
      <style:paragraph-properties style:line-height-at-least="0.198in"/>
      <style:text-properties fo:color="#c586c0" style:font-name="Droid Sans Mono" fo:font-size="10.5pt" fo:font-weight="normal" officeooo:rsid="001f08cd" officeooo:paragraph-rsid="001f08cd" fo:background-color="#1e1e1e"/>
    </style:style>
    <style:style style:name="P8" style:family="paragraph" style:parent-style-name="Standard">
      <style:paragraph-properties style:line-height-at-least="0.198in"/>
    </style:style>
    <style:style style:name="P9" style:family="paragraph" style:parent-style-name="Standard">
      <style:text-properties officeooo:rsid="001f08cd" officeooo:paragraph-rsid="001f08cd"/>
    </style:style>
    <style:style style:name="P10" style:family="paragraph" style:parent-style-name="Standard" style:master-page-name="Standard">
      <style:paragraph-properties style:page-number="auto"/>
    </style:style>
    <style:style style:name="P11" style:family="paragraph" style:parent-style-name="Standard">
      <style:paragraph-properties fo:margin-top="0in" fo:margin-bottom="0.1965in" loext:contextual-spacing="false" style:line-height-at-least="0.198in"/>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officeooo:rsid="001f08cd"/>
    </style:style>
    <style:style style:name="T4" style:family="text">
      <style:text-properties fo:color="#c586c0"/>
    </style:style>
    <style:style style:name="T5" style:family="text">
      <style:text-properties fo:color="#569cd6"/>
    </style:style>
    <style:style style:name="T6" style:family="text">
      <style:text-properties fo:color="#ce9178"/>
    </style:style>
    <style:style style:name="T7" style:family="text">
      <style:text-properties fo:color="#dcdcaa"/>
    </style:style>
    <style:style style:name="T8" style:family="text">
      <style:text-properties fo:color="#9cdcfe"/>
    </style:style>
    <style:style style:name="T9" style:family="text">
      <style:text-properties fo:color="#b5cea8"/>
    </style:style>
    <style:style style:name="T10" style:family="text">
      <style:text-properties fo:color="#4ec9b0"/>
    </style:style>
    <style:style style:name="T11" style:family="text">
      <style:text-properties officeooo:rsid="001f2c9b"/>
    </style:style>
    <style:style style:name="T12" style:family="text">
      <style:text-properties style:use-window-font-color="true" style:font-name="Times New Roman" fo:font-size="12pt" fo:language="en" fo:country="US" officeooo:rsid="001f2c9b" style:font-name-asian="Times New Roman" style:font-size-asian="12pt" style:font-name-complex="Times New Roman"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1">Devin Schmidt</text:span>] <text:s text:c="4"/></text:p>
      <text:p text:style-name="Standard">COSC <text:span text:style-name="T11">320</text:span> --- [<text:span text:style-name="T11">752</text:span>]<text:tab/><text:tab/>[<text:span text:style-name="T11">2</text:span>]<text:tab/><text:tab/>[<text:span text:style-name="T12">9/16/2020</text:span>]</text:p>
      <text:p text:style-name="Standard"/>
      <text:p text:style-name="Standard"><text:span text:style-name="T1">Lab report</text:span>: I have finished all the tasks of the lab by my own/I have problem <text:span text:style-name="T11">with counting the number of comparisons but I fixed it by resetting the variable after each iteration</text:span>. <text:span text:style-name="T11">It also took some time to finish the binary search algorithm because of seg faults which was fixed by subtracting or adding one so it did not run off the array. </text:span>It took me approximately <text:span text:style-name="T11">6</text:span> hours to work on it.</text:p>
      <text:p text:style-name="Standard"/>
      <text:p text:style-name="Standard"><text:span text:style-name="T2">Pre-lab</text:span>:</text:p>
      <text:p text:style-name="Standard">1.<text:span text:style-name="T3">Lab was working.</text:span></text:p>
      <text:p text:style-name="Standard">2.<text:span text:style-name="T3">Linear search is when you iterate through an array of integers and compare if it is the value you are looking for. If it is the value then the loop stops and you return that value. It goes through the array in order {1,2,3,4,5,…,n}. </text:span></text:p>
      <text:p text:style-name="Standard"><text:tab/><text:span text:style-name="T3">Binary search searches the array by splitting the array in half and compares if it is the larger or smaller. If it is larger it goes to the middle left side of the array and if smaller middle right side until it reaches the value being searched.</text:span></text:p>
      <text:p text:style-name="Standard">….</text:p>
      <text:p text:style-name="Standard"/>
      <text:p text:style-name="Standard"/>
      <text:p text:style-name="Standard"/>
      <text:p text:style-name="Standard"/>
      <text:p text:style-name="P2">Lab 1.1</text:p>
      <text:p text:style-name="P2"/>
      <text:p text:style-name="P1">Exercise 1:</text:p>
      <text:p text:style-name="P1"/>
      <text:p text:style-name="P1">-----<text:span text:style-name="T3">lab02.cpp-----</text:span></text:p>
      <text:p text:style-name="P1"/>
      <text:p text:style-name="P3"><text:span text:style-name="T4">#include</text:span><text:span text:style-name="T5"> </text:span><text:span text:style-name="T6">&lt;iostream&gt;</text:span></text:p>
      <text:p text:style-name="P3"><text:span text:style-name="T4">#include</text:span><text:span text:style-name="T5"> </text:span><text:span text:style-name="T6">"binSearch.h"</text:span></text:p>
      <text:p text:style-name="P8"/>
      <text:p text:style-name="P4">//Devin Schmidt</text:p>
      <text:p text:style-name="P4">//COSC-320</text:p>
      <text:p text:style-name="P4">//Description: Implements and tests binary search</text:p>
      <text:p text:style-name="P3"><text:span text:style-name="T5">int</text:span> <text:span text:style-name="T7">main</text:span>(){</text:p>
      <text:p text:style-name="P8"/>
      <text:p text:style-name="P4">//Declaring variables</text:p>
      <text:p text:style-name="P3"><text:span text:style-name="T5">int</text:span> <text:span text:style-name="T8">ARRSIZE</text:span> = <text:span text:style-name="T9">10000</text:span>;</text:p>
      <text:p text:style-name="P3"><text:span text:style-name="T5">int</text:span> <text:span text:style-name="T8">RANDOMLIMIT</text:span> = <text:span text:style-name="T9">100000</text:span>;</text:p>
      <text:p text:style-name="P3"><text:span text:style-name="T5">int</text:span> <text:span text:style-name="T8">arr</text:span>[<text:span text:style-name="T8">ARRSIZE</text:span>];</text:p>
      <text:p text:style-name="P3"><text:span text:style-name="T7">srand</text:span>(<text:span text:style-name="T7">time</text:span>(<text:span text:style-name="T5">NULL</text:span>));</text:p>
      <text:p text:style-name="P8"/>
      <text:p text:style-name="P4">//Filling array</text:p>
      <text:p text:style-name="P3"><text:span text:style-name="T4">for</text:span>(<text:span text:style-name="T5">int</text:span> <text:span text:style-name="T8">i</text:span>=<text:span text:style-name="T9">0</text:span>; <text:span text:style-name="T8">i</text:span>&lt;=<text:span text:style-name="T8">ARRSIZE</text:span>; <text:span text:style-name="T8">i</text:span>++)</text:p>
      <text:p text:style-name="P3">{</text:p>
      <text:p text:style-name="P3"><text:span text:style-name="T8">arr</text:span>[<text:span text:style-name="T8">i</text:span>] = <text:span text:style-name="T7">rand</text:span>() % <text:span text:style-name="T8">RANDOMLIMIT</text:span>;</text:p>
      <text:p text:style-name="P3"><text:soft-page-break/>}</text:p>
      <text:p text:style-name="P8"/>
      <text:p text:style-name="P3"><text:span text:style-name="T10">std</text:span>::<text:span text:style-name="T8">cout</text:span> <text:span text:style-name="T7">&lt;&lt;</text:span> <text:span text:style-name="T10">std</text:span>::<text:span text:style-name="T7">endl</text:span>;</text:p>
      <text:p text:style-name="P8"/>
      <text:p text:style-name="P4">//Sorting array</text:p>
      <text:p text:style-name="P3"><text:span text:style-name="T10">searchAndSort</text:span>::<text:span text:style-name="T7">deSelSort</text:span>(<text:span text:style-name="T8">arr</text:span>,<text:span text:style-name="T8">ARRSIZE</text:span>);</text:p>
      <text:p text:style-name="P8"/>
      <text:p text:style-name="P4">//Delcaring variables</text:p>
      <text:p text:style-name="P3"><text:span text:style-name="T5">int</text:span> <text:span text:style-name="T8">RANDOMVALUES</text:span> = <text:span text:style-name="T9">10000</text:span>;</text:p>
      <text:p text:style-name="P3"><text:span text:style-name="T5">int</text:span> <text:span text:style-name="T8">sumFailCom</text:span> = <text:span text:style-name="T9">0</text:span>;</text:p>
      <text:p text:style-name="P3"><text:span text:style-name="T5">int</text:span> <text:span text:style-name="T8">successTotal</text:span> = <text:span text:style-name="T9">0</text:span>;</text:p>
      <text:p text:style-name="P3"><text:span text:style-name="T5">int</text:span> <text:span text:style-name="T8">searchValue</text:span> = <text:span text:style-name="T9">0</text:span>;</text:p>
      <text:p text:style-name="P8"/>
      <text:p text:style-name="P4">//Looping through 10000 cases of binary search</text:p>
      <text:p text:style-name="P3"><text:span text:style-name="T4">for</text:span>(<text:span text:style-name="T5">int</text:span> <text:span text:style-name="T8">i</text:span>=<text:span text:style-name="T9">0</text:span>; <text:span text:style-name="T8">i</text:span> &lt; <text:span text:style-name="T8">RANDOMVALUES</text:span>; <text:span text:style-name="T8">i</text:span>++){</text:p>
      <text:p text:style-name="P3"><text:span text:style-name="T5">int</text:span> <text:span text:style-name="T8">targetValue</text:span> = <text:span text:style-name="T7">rand</text:span>() % <text:span text:style-name="T8">RANDOMLIMIT</text:span>;</text:p>
      <text:p text:style-name="P3"><text:span text:style-name="T8">searchValue</text:span> = <text:span text:style-name="T10">searchAndSort</text:span>::<text:span text:style-name="T7">binSearch</text:span>(<text:span text:style-name="T8">arr</text:span>,<text:span text:style-name="T9">0</text:span>,<text:span text:style-name="T8">RANDOMVALUES</text:span>, <text:span text:style-name="T8">targetValue</text:span>);</text:p>
      <text:p text:style-name="P8"/>
      <text:p text:style-name="P3"><text:span text:style-name="T4">if</text:span>(<text:span text:style-name="T8">searchValue</text:span> == <text:span text:style-name="T9">1</text:span>){</text:p>
      <text:p text:style-name="P3"><text:span text:style-name="T8">successTotal</text:span>++;</text:p>
      <text:p text:style-name="P3">}</text:p>
      <text:p text:style-name="P5">else</text:p>
      <text:p text:style-name="P3">{</text:p>
      <text:p text:style-name="P3"><text:span text:style-name="T8">sumFailCom</text:span> += <text:span text:style-name="T8">searchValue</text:span>;</text:p>
      <text:p text:style-name="P3">}</text:p>
      <text:p text:style-name="P3"><text:span text:style-name="T10">searchAndSort</text:span>::<text:span text:style-name="T8">comparisons</text:span> = <text:span text:style-name="T9">0</text:span>;</text:p>
      <text:p text:style-name="P3">}</text:p>
      <text:p text:style-name="P8"/>
      <text:p text:style-name="P4">//Printing data that was calculated from methods</text:p>
      <text:p text:style-name="P3"><text:span text:style-name="T10">std</text:span>::<text:span text:style-name="T8">cout</text:span> <text:span text:style-name="T7">&lt;&lt;</text:span> <text:span text:style-name="T10">std</text:span>::<text:span text:style-name="T7">endl</text:span>;</text:p>
      <text:p text:style-name="P3"><text:span text:style-name="T10">std</text:span>::<text:span text:style-name="T8">cout</text:span> <text:span text:style-name="T7">&lt;&lt;</text:span> <text:span text:style-name="T6">"Total number of comparisons for failed searches: "</text:span> <text:span text:style-name="T7">&lt;&lt;</text:span><text:span text:style-name="T8">sumFailCom</text:span> <text:span text:style-name="T7">&lt;&lt;</text:span> <text:span text:style-name="T10">std</text:span>::<text:span text:style-name="T7">endl</text:span>;</text:p>
      <text:p text:style-name="P3"><text:span text:style-name="T10">std</text:span>::<text:span text:style-name="T8">cout</text:span> <text:span text:style-name="T7">&lt;&lt;</text:span> <text:span text:style-name="T6">"Total number of for successful searches: "</text:span> <text:span text:style-name="T7">&lt;&lt;</text:span><text:span text:style-name="T8">successTotal</text:span> <text:span text:style-name="T7">&lt;&lt;</text:span> <text:span text:style-name="T10">std</text:span>::<text:span text:style-name="T7">endl</text:span>;</text:p>
      <text:p text:style-name="P3"><text:span text:style-name="T10">std</text:span>::<text:span text:style-name="T8">cout</text:span> <text:span text:style-name="T7">&lt;&lt;</text:span> <text:span text:style-name="T6">"Empirical result for the worst-case comparison: "</text:span> <text:span text:style-name="T7">&lt;&lt;</text:span><text:span text:style-name="T8">sumFailCom</text:span>/(<text:span text:style-name="T8">RANDOMVALUES</text:span>-<text:span text:style-name="T8">successTotal</text:span>);</text:p>
      <text:p text:style-name="P3"><text:span text:style-name="T10">std</text:span>::<text:span text:style-name="T8">cout</text:span> <text:span text:style-name="T7">&lt;&lt;</text:span> <text:span text:style-name="T10">std</text:span>::<text:span text:style-name="T7">endl</text:span>;</text:p>
      <text:p text:style-name="P11"/>
      <text:p text:style-name="P3"><text:span text:style-name="T4">return</text:span> <text:span text:style-name="T9">0</text:span>;</text:p>
      <text:p text:style-name="P3">}</text:p>
      <text:p text:style-name="Standard"/>
      <text:p text:style-name="Standard"/>
      <text:p text:style-name="Standard"/>
      <text:p text:style-name="Standard">---------<text:span text:style-name="T3">binSearch.h-----------</text:span></text:p>
      <text:p text:style-name="Standard"><text:soft-page-break/></text:p>
      <text:p text:style-name="P3"><text:span text:style-name="T4">#ifndef</text:span><text:span text:style-name="T5"> BINSEARCH_H</text:span></text:p>
      <text:p text:style-name="P3"><text:span text:style-name="T4">#define</text:span><text:span text:style-name="T5"> BINSEARCH_H</text:span></text:p>
      <text:p text:style-name="P3"><text:span text:style-name="T4">#include</text:span><text:span text:style-name="T5"> </text:span><text:span text:style-name="T6">&lt;iostream&gt;</text:span></text:p>
      <text:p text:style-name="P8"/>
      <text:p text:style-name="P3"><text:span text:style-name="T5">namespace</text:span> <text:span text:style-name="T10">searchAndSort</text:span></text:p>
      <text:p text:style-name="P3">{</text:p>
      <text:p text:style-name="P4">//Declares funtions</text:p>
      <text:p text:style-name="P3"><text:span text:style-name="T5">void</text:span> <text:span text:style-name="T7">deSelSort</text:span>(<text:span text:style-name="T5">int*</text:span> <text:span text:style-name="T8">arr</text:span>,<text:span text:style-name="T5">int</text:span> <text:span text:style-name="T8">n</text:span>);</text:p>
      <text:p text:style-name="P3"><text:span text:style-name="T5">int</text:span> <text:span text:style-name="T7">binSearch</text:span>(<text:span text:style-name="T5">int*</text:span> <text:span text:style-name="T8">arr</text:span>, <text:span text:style-name="T5">int</text:span> <text:span text:style-name="T8">arrMiddle</text:span>, <text:span text:style-name="T5">int</text:span> <text:span text:style-name="T8">n</text:span>, <text:span text:style-name="T5">int</text:span> <text:span text:style-name="T8">x</text:span>);</text:p>
      <text:p text:style-name="P3"><text:span text:style-name="T5">void</text:span> <text:span text:style-name="T7">swap</text:span>(<text:span text:style-name="T5">int&amp;</text:span> <text:span text:style-name="T8">x</text:span>,<text:span text:style-name="T5">int&amp;</text:span> <text:span text:style-name="T8">y</text:span>);</text:p>
      <text:p text:style-name="P3"><text:span text:style-name="T5">int</text:span> <text:span text:style-name="T8">comparisons</text:span> = <text:span text:style-name="T9">0</text:span>;</text:p>
      <text:p text:style-name="P3">}</text:p>
      <text:p text:style-name="P8"/>
      <text:p text:style-name="P4">//Searches for element</text:p>
      <text:p text:style-name="P3"><text:span text:style-name="T5">int</text:span> <text:span text:style-name="T10">searchAndSort</text:span>::<text:span text:style-name="T7">binSearch</text:span>(<text:span text:style-name="T5">int*</text:span> <text:span text:style-name="T8">arr</text:span>, <text:span text:style-name="T5">int</text:span> <text:span text:style-name="T8">arrBeginning</text:span>, <text:span text:style-name="T5">int</text:span> <text:span text:style-name="T8">arrLength</text:span>, <text:span text:style-name="T5">int</text:span> <text:span text:style-name="T8">x</text:span>){ </text:p>
      <text:p text:style-name="P3"><text:span text:style-name="T4">if</text:span>(<text:span text:style-name="T8">arrLength</text:span> &gt;= <text:span text:style-name="T8">arrBeginning</text:span>){</text:p>
      <text:p text:style-name="P3"><text:span text:style-name="T5">int</text:span> <text:span text:style-name="T8">arrMiddle</text:span> = <text:span text:style-name="T8">arrBeginning</text:span>+(<text:span text:style-name="T8">arrLength</text:span>-<text:span text:style-name="T8">arrBeginning</text:span>)/<text:span text:style-name="T9">2</text:span>;</text:p>
      <text:p text:style-name="P3"><text:span text:style-name="T8">comparisons</text:span>++;</text:p>
      <text:p text:style-name="P3"><text:span text:style-name="T4">if</text:span>(<text:span text:style-name="T8">arr</text:span>[<text:span text:style-name="T8">arrMiddle</text:span>] == <text:span text:style-name="T8">x</text:span>){</text:p>
      <text:p text:style-name="P3"><text:span text:style-name="T4">return</text:span> <text:span text:style-name="T9">1</text:span>;</text:p>
      <text:p text:style-name="P3">}</text:p>
      <text:p text:style-name="P8"/>
      <text:p text:style-name="P3"><text:span text:style-name="T4">if</text:span>(<text:span text:style-name="T8">arr</text:span>[<text:span text:style-name="T8">arrMiddle</text:span>] &gt; <text:span text:style-name="T8">x</text:span>){</text:p>
      <text:p text:style-name="P3"><text:span text:style-name="T4">return</text:span> <text:span text:style-name="T10">searchAndSort</text:span>::<text:span text:style-name="T7">binSearch</text:span>(<text:span text:style-name="T8">arr</text:span>, <text:span text:style-name="T8">arrBeginning</text:span>, <text:span text:style-name="T8">arrMiddle</text:span>-<text:span text:style-name="T9">1</text:span>, <text:span text:style-name="T8">x</text:span>); </text:p>
      <text:p text:style-name="P3">}</text:p>
      <text:p text:style-name="P8"/>
      <text:p text:style-name="P3"><text:span text:style-name="T4">if</text:span>(<text:span text:style-name="T8">arr</text:span>[<text:span text:style-name="T8">arrMiddle</text:span>] &lt; <text:span text:style-name="T8">x</text:span>){</text:p>
      <text:p text:style-name="P3"><text:span text:style-name="T4">return</text:span> <text:span text:style-name="T10">searchAndSort</text:span>::<text:span text:style-name="T7">binSearch</text:span>(<text:span text:style-name="T8">arr</text:span>, <text:span text:style-name="T8">arrMiddle</text:span>+<text:span text:style-name="T9">1</text:span>, <text:span text:style-name="T8">arrLength</text:span>, <text:span text:style-name="T8">x</text:span>);</text:p>
      <text:p text:style-name="P3">}</text:p>
      <text:p text:style-name="P3"><text:span text:style-name="T8">comparisons</text:span>++;</text:p>
      <text:p text:style-name="P3">}</text:p>
      <text:p text:style-name="P3"><text:span text:style-name="T4">return</text:span> <text:span text:style-name="T8">comparisons</text:span>;</text:p>
      <text:p text:style-name="P3">}</text:p>
      <text:p text:style-name="P8"/>
      <text:p text:style-name="P4">//Swaps Elements</text:p>
      <text:p text:style-name="P3"><text:span text:style-name="T5">void</text:span> <text:span text:style-name="T10">searchAndSort</text:span>::<text:span text:style-name="T7">swap</text:span>(<text:span text:style-name="T5">int&amp;</text:span> <text:span text:style-name="T8">x</text:span>,<text:span text:style-name="T5">int&amp;</text:span> <text:span text:style-name="T8">y</text:span>){</text:p>
      <text:p text:style-name="P3"><text:span text:style-name="T5">int</text:span> <text:span text:style-name="T8">temp</text:span> = <text:span text:style-name="T8">x</text:span>;</text:p>
      <text:p text:style-name="P3"><text:span text:style-name="T8">x</text:span> = <text:span text:style-name="T8">y</text:span>;</text:p>
      <text:p text:style-name="P3"><text:span text:style-name="T8">y</text:span> = <text:span text:style-name="T8">temp</text:span>;</text:p>
      <text:p text:style-name="P3">}</text:p>
      <text:p text:style-name="P8"/>
      <text:p text:style-name="P4">//Double ended selection sort method</text:p>
      <text:p text:style-name="P3"><text:span text:style-name="T5">void</text:span> <text:span text:style-name="T10">searchAndSort</text:span>::<text:span text:style-name="T7">deSelSort</text:span>(<text:span text:style-name="T5">int*</text:span> <text:span text:style-name="T8">arr</text:span>, <text:span text:style-name="T5">int</text:span> <text:span text:style-name="T8">n</text:span>) </text:p>
      <text:p text:style-name="P3">{ </text:p>
      <text:p text:style-name="P3"><text:soft-page-break/><text:span text:style-name="T4">for</text:span> (<text:span text:style-name="T5">int</text:span> <text:span text:style-name="T8">i</text:span>=<text:span text:style-name="T9">0</text:span>, <text:span text:style-name="T8">j</text:span>=<text:span text:style-name="T8">n</text:span>-<text:span text:style-name="T9">1</text:span>; <text:span text:style-name="T8">i</text:span>&lt;<text:span text:style-name="T8">j</text:span>; <text:span text:style-name="T8">i</text:span>++, <text:span text:style-name="T8">j</text:span>--){ </text:p>
      <text:p text:style-name="P3"><text:span text:style-name="T5">int</text:span> <text:span text:style-name="T8">min</text:span> = <text:span text:style-name="T8">arr</text:span>[<text:span text:style-name="T8">i</text:span>], </text:p>
      <text:p text:style-name="P3"><text:span text:style-name="T8">max</text:span> = <text:span text:style-name="T8">arr</text:span>[<text:span text:style-name="T8">i</text:span>], </text:p>
      <text:p text:style-name="P3"><text:span text:style-name="T8">minValue</text:span> = <text:span text:style-name="T8">i</text:span>, </text:p>
      <text:p text:style-name="P3"><text:span text:style-name="T8">maxValue</text:span> = <text:span text:style-name="T8">i</text:span>; </text:p>
      <text:p text:style-name="P3"><text:span text:style-name="T4">for</text:span> (<text:span text:style-name="T5">int</text:span> <text:span text:style-name="T8">k</text:span> = <text:span text:style-name="T8">i</text:span>; <text:span text:style-name="T8">k</text:span> &lt;= <text:span text:style-name="T8">j</text:span>; <text:span text:style-name="T8">k</text:span>++){ </text:p>
      <text:p text:style-name="P3"><text:span text:style-name="T4">if</text:span> (<text:span text:style-name="T8">arr</text:span>[<text:span text:style-name="T8">k</text:span>] &gt; <text:span text:style-name="T8">max</text:span>) { </text:p>
      <text:p text:style-name="P3"><text:span text:style-name="T8">max</text:span> = <text:span text:style-name="T8">arr</text:span>[<text:span text:style-name="T8">k</text:span>]; </text:p>
      <text:p text:style-name="P3"><text:span text:style-name="T8">maxValue</text:span> = <text:span text:style-name="T8">k</text:span>; </text:p>
      <text:p text:style-name="P3">} <text:span text:style-name="T4">else</text:span> <text:span text:style-name="T4">if</text:span> (<text:span text:style-name="T8">arr</text:span>[<text:span text:style-name="T8">k</text:span>] &lt; <text:span text:style-name="T8">min</text:span>){ </text:p>
      <text:p text:style-name="P3"><text:span text:style-name="T8">minValue</text:span> = <text:span text:style-name="T8">k</text:span>;</text:p>
      <text:p text:style-name="P3"><text:span text:style-name="T8">min</text:span> = <text:span text:style-name="T8">arr</text:span>[<text:span text:style-name="T8">k</text:span>]; </text:p>
      <text:p text:style-name="P3">} </text:p>
      <text:p text:style-name="P3">} </text:p>
      <text:p text:style-name="P4">//swapping min around</text:p>
      <text:p text:style-name="P3"><text:span text:style-name="T10">searchAndSort</text:span>::<text:span text:style-name="T7">swap</text:span>(<text:span text:style-name="T8">arr</text:span>[<text:span text:style-name="T8">i</text:span>], <text:span text:style-name="T8">arr</text:span>[<text:span text:style-name="T8">minValue</text:span>]); </text:p>
      <text:p text:style-name="P4">//Swapping max or min</text:p>
      <text:p text:style-name="P3"><text:span text:style-name="T4">if</text:span> (<text:span text:style-name="T8">arr</text:span>[<text:span text:style-name="T8">minValue</text:span>] == <text:span text:style-name="T8">max</text:span>){</text:p>
      <text:p text:style-name="P3"><text:span text:style-name="T10">searchAndSort</text:span>::<text:span text:style-name="T7">swap</text:span>(<text:span text:style-name="T8">arr</text:span>[<text:span text:style-name="T8">j</text:span>], <text:span text:style-name="T8">arr</text:span>[<text:span text:style-name="T8">minValue</text:span>]);</text:p>
      <text:p text:style-name="P3">} </text:p>
      <text:p text:style-name="P3"><text:span text:style-name="T4">else</text:span>{</text:p>
      <text:p text:style-name="P3"><text:span text:style-name="T10">searchAndSort</text:span>::<text:span text:style-name="T7">swap</text:span>(<text:span text:style-name="T8">arr</text:span>[<text:span text:style-name="T8">j</text:span>], <text:span text:style-name="T8">arr</text:span>[<text:span text:style-name="T8">maxValue</text:span>]);</text:p>
      <text:p text:style-name="P3">} </text:p>
      <text:p text:style-name="P3">} </text:p>
      <text:p text:style-name="P3">} </text:p>
      <text:p text:style-name="P8"/>
      <text:p text:style-name="P5">#endif</text:p>
      <text:p text:style-name="P5"/>
      <text:p text:style-name="P6"/>
      <text:p text:style-name="P6"/>
      <text:p text:style-name="P7"/>
      <text:p text:style-name="P3"><text:span text:style-name="T7">lab02</text:span>: lab02.o</text:p>
      <text:p text:style-name="P3">g++ -o main lab02.o -std=c++11</text:p>
      <text:p text:style-name="P8"/>
      <text:p text:style-name="P3"><text:span text:style-name="T7">lab02.o</text:span>: lab02.cpp binSearch.h</text:p>
      <text:p text:style-name="P3">g++ -c lab02.cpp -std=c++11</text:p>
      <text:p text:style-name="P8"/>
      <text:p text:style-name="P3"><text:span text:style-name="T7">clean</text:span>:</text:p>
      <text:p text:style-name="P3">-rm *.o <text:span text:style-name="T6">$(</text:span><text:span text:style-name="T8">objects</text:span><text:span text:style-name="T6">)</text:span></text:p>
      <text:p text:style-name="P5"/>
      <text:p text:style-name="Standard"/>
      <text:p text:style-name="Standard">……</text:p>
      <text:p text:style-name="Standard"/>
      <text:p text:style-name="Standard">Total number of comparisons for failed searches: 120625</text:p>
      <text:p text:style-name="Standard">Total number of for successful searches: 970</text:p>
      <text:p text:style-name="Standard"><text:soft-page-break/>Empirical result for the worst-case comparison: 13</text:p>
      <text:p text:style-name="Standard"/>
      <text:p text:style-name="Standard">…….</text:p>
      <text:p text:style-name="P9">When I started the lab I thought the number of comparisons was going to be four. Since binary search has a time complexity of O(log(n)) and log(10000) = 4. However, from the empirical results it seems to add more comparisons because it calculates to 13. <text:span text:style-name="T11">So it did not verify my answer.</text:span></text:p>
      <text:p text:style-name="Standard"/>
      <text:p text:style-name="Standard">……</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tudent Name]     </dc:title>
    <dc:subject/>
    <meta:keyword/>
    <dc:description/>
    <meta:initial-creator>Information Technology</meta:initial-creator>
    <meta:creation-date>2006-09-26T15:08:00</meta:creation-date>
    <dc:date>2020-09-16T21:18:51.271741928</dc:date>
    <meta:editing-cycles>7</meta:editing-cycles>
    <meta:editing-duration>PT25M23S</meta:editing-duration>
    <meta:generator>LibreOffice/6.4.5.2$Linux_X86_64 LibreOffice_project/40$Build-2</meta:generator>
    <meta:document-statistic meta:table-count="0" meta:image-count="0" meta:object-count="0" meta:page-count="5" meta:paragraph-count="134" meta:word-count="623" meta:character-count="4052" meta:non-whitespace-character-count="3535"/>
  </office:meta>
</office:document-meta>
</file>